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8f01" officeooo:paragraph-rsid="0007a2e1" style:font-weight-asian="bold" style:font-weight-complex="bold"/>
    </style:style>
    <style:style style:name="P2" style:family="paragraph" style:parent-style-name="Standard">
      <style:text-properties fo:font-weight="bold" officeooo:rsid="001da831" officeooo:paragraph-rsid="001da831" style:font-weight-asian="bold" style:font-weight-complex="bold"/>
    </style:style>
    <style:style style:name="P3" style:family="paragraph" style:parent-style-name="Standard">
      <style:text-properties fo:font-weight="normal" officeooo:rsid="0015eab8" officeooo:paragraph-rsid="0015eab8" style:font-weight-asian="normal" style:font-weight-complex="normal"/>
    </style:style>
    <style:style style:name="P4" style:family="paragraph" style:parent-style-name="Standard">
      <style:text-properties officeooo:rsid="0007a2e1" officeooo:paragraph-rsid="0007a2e1"/>
    </style:style>
    <style:style style:name="P5" style:family="paragraph" style:parent-style-name="Standard">
      <style:text-properties style:text-underline-style="solid" style:text-underline-width="auto" style:text-underline-color="font-color" fo:font-weight="normal" officeooo:rsid="000f7c89" officeooo:paragraph-rsid="000f7c89" style:font-weight-asian="normal" style:font-weight-complex="normal"/>
    </style:style>
    <style:style style:name="P6" style:family="paragraph" style:parent-style-name="Standard">
      <style:text-properties officeooo:paragraph-rsid="000f7c89"/>
    </style:style>
    <style:style style:name="P7" style:family="paragraph" style:parent-style-name="Standard">
      <style:text-properties officeooo:paragraph-rsid="0025e218"/>
    </style:style>
    <style:style style:name="P8" style:family="paragraph" style:parent-style-name="Standard">
      <style:text-properties officeooo:paragraph-rsid="0015eab8"/>
    </style:style>
    <style:style style:name="P9" style:family="paragraph" style:parent-style-name="Text_20_body">
      <style:text-properties fo:font-weight="bold" officeooo:rsid="0002bb5e" officeooo:paragraph-rsid="000f7c89" style:font-weight-asian="bold" style:font-weight-complex="bold"/>
    </style:style>
    <style:style style:name="P10" style:family="paragraph" style:parent-style-name="Text_20_body">
      <style:text-properties officeooo:paragraph-rsid="002da9e8"/>
    </style:style>
    <style:style style:name="P11" style:family="paragraph" style:parent-style-name="Standard">
      <style:text-properties officeooo:rsid="001c8f01" officeooo:paragraph-rsid="001da831"/>
    </style:style>
    <style:style style:name="P12" style:family="paragraph" style:parent-style-name="Standard">
      <style:text-properties fo:font-weight="bold" officeooo:rsid="0031d3c3" officeooo:paragraph-rsid="0031d3c3" style:font-weight-asian="bold" style:font-weight-complex="bold"/>
    </style:style>
    <style:style style:name="P13" style:family="paragraph" style:parent-style-name="Standard">
      <style:text-properties fo:font-weight="normal" officeooo:rsid="0031d3c3" officeooo:paragraph-rsid="0031d3c3" style:font-weight-asian="normal" style:font-weight-complex="normal"/>
    </style:style>
    <style:style style:name="T1" style:family="text">
      <style:text-properties fo:font-weight="normal" officeooo:rsid="000f7c89" style:font-weight-asian="normal" style:font-weight-complex="normal"/>
    </style:style>
    <style:style style:name="T2" style:family="text">
      <style:text-properties fo:font-weight="normal" officeooo:rsid="00144342" style:font-weight-asian="normal" style:font-weight-complex="normal"/>
    </style:style>
    <style:style style:name="T3" style:family="text">
      <style:text-properties fo:font-weight="normal" officeooo:rsid="00114433" style:font-weight-asian="normal" style:font-weight-complex="normal"/>
    </style:style>
    <style:style style:name="T4" style:family="text">
      <style:text-properties fo:font-weight="normal" officeooo:rsid="0015eab8" style:font-weight-asian="normal" style:font-weight-complex="normal"/>
    </style:style>
    <style:style style:name="T5" style:family="text">
      <style:text-properties fo:font-weight="normal" officeooo:rsid="0028aeb9" style:font-weight-asian="normal" style:font-weight-complex="normal"/>
    </style:style>
    <style:style style:name="T6" style:family="text">
      <style:text-properties fo:font-weight="normal" officeooo:rsid="00293367" style:font-weight-asian="normal" style:font-weight-complex="normal"/>
    </style:style>
    <style:style style:name="T7" style:family="text">
      <style:text-properties fo:font-weight="normal" officeooo:rsid="002a38eb" style:font-weight-asian="normal" style:font-weight-complex="normal"/>
    </style:style>
    <style:style style:name="T8" style:family="text">
      <style:text-properties fo:font-weight="normal" officeooo:rsid="002da9e8" style:font-weight-asian="normal" style:font-weight-complex="normal"/>
    </style:style>
    <style:style style:name="T9" style:family="text">
      <style:text-properties fo:font-weight="normal" officeooo:rsid="002dbbe2" style:font-weight-asian="normal" style:font-weight-complex="normal"/>
    </style:style>
    <style:style style:name="T10" style:family="text">
      <style:text-properties fo:font-weight="normal" officeooo:rsid="002faa77" style:font-weight-asian="normal" style:font-weight-complex="normal"/>
    </style:style>
    <style:style style:name="T11" style:family="text">
      <style:text-properties fo:font-weight="normal" officeooo:rsid="0030af77" style:font-weight-asian="normal" style:font-weight-complex="normal"/>
    </style:style>
    <style:style style:name="T12" style:family="text">
      <style:text-properties style:text-underline-style="none" fo:font-weight="normal" officeooo:rsid="00267335" style:font-weight-asian="normal" style:font-weight-complex="normal"/>
    </style:style>
    <style:style style:name="T13" style:family="text">
      <style:text-properties style:text-underline-style="none" fo:font-weight="normal" officeooo:rsid="0017ce88" style:font-weight-asian="normal" style:font-weight-complex="normal"/>
    </style:style>
    <style:style style:name="T14" style:family="text">
      <style:text-properties style:text-underline-style="none" fo:font-weight="normal" officeooo:rsid="0018a303" style:font-weight-asian="normal" style:font-weight-complex="normal"/>
    </style:style>
    <style:style style:name="T15" style:family="text">
      <style:text-properties style:text-underline-style="none" fo:font-weight="normal" officeooo:rsid="0019debf" style:font-weight-asian="normal" style:font-weight-complex="normal"/>
    </style:style>
    <style:style style:name="T16" style:family="text">
      <style:text-properties style:text-underline-style="none" fo:font-weight="normal" officeooo:rsid="00231f4a" style:font-weight-asian="normal" style:font-weight-complex="normal"/>
    </style:style>
    <style:style style:name="T17" style:family="text">
      <style:text-properties style:text-underline-style="none" fo:font-weight="normal" officeooo:rsid="001aee6b" style:font-weight-asian="normal" style:font-weight-complex="normal"/>
    </style:style>
    <style:style style:name="T18" style:family="text">
      <style:text-properties style:text-underline-style="none" fo:font-weight="normal" officeooo:rsid="001c5294" style:font-weight-asian="normal" style:font-weight-complex="normal"/>
    </style:style>
    <style:style style:name="T19" style:family="text">
      <style:text-properties style:text-underline-style="none" fo:font-weight="normal" officeooo:rsid="00245c11" style:font-weight-asian="normal" style:font-weight-complex="normal"/>
    </style:style>
    <style:style style:name="T20" style:family="text">
      <style:text-properties style:text-underline-style="none" fo:font-weight="normal" officeooo:rsid="0025a402" style:font-weight-asian="normal" style:font-weight-complex="normal"/>
    </style:style>
    <style:style style:name="T21" style:family="text">
      <style:text-properties style:text-underline-style="none" fo:font-weight="normal" officeooo:rsid="0025e218" style:font-weight-asian="normal" style:font-weight-complex="normal"/>
    </style:style>
    <style:style style:name="T22" style:family="text">
      <style:text-properties style:text-underline-style="none" fo:font-weight="normal" officeooo:rsid="0027c4e4"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ly reflection:</text:p>
      <text:p text:style-name="P6"><text:span text:style-name="T1">Perl is not so easy to read or write since there are multiple ways to do lots of things. </text:span><text:span text:style-name="T2">This is a violation of the simplicity principle since the language is bloated with these additional methods of completing the same task. This unnecassary complexity makes the language harder to learn ans use. I</text:span><text:span text:style-name="T1">t </text:span><text:span text:style-name="T2">is</text:span><text:span text:style-name="T1"> hard to understand how parts of code someone has written may work since you may only know one way to do it, but they have used a different method. This can also make it hard to find a solution since there are multiple ways of doing things </text:span><text:span text:style-name="T3">and it can be hard to know which one to choose, and they might work in similar but slightly different ways that can cause you to trip up when changing from one method to another. </text:span><text:span text:style-name="T12">Because there are multiple ways of doing things, one programmer may know one subset of perl and a different programmer may know a different subset. This means when they try to read each others code, they may not understand it. This makes perl hard to work with collaboratively and makes it hard to maintain since a different programmer might have to re-write someone elses work in order to fix a bug since they cannot understand the way the solution was origonally implemented. This issue of collaboration makes perl unreliable since the code is hard to maintain and mistakes can easily be made when working with someone else’s code.</text:span></text:p>
      <text:p text:style-name="P5"/>
      <text:p text:style-name="P7"><text:span text:style-name="T13">Ruby is easy to write be</text:span><text:span text:style-name="T14">cause </text:span><text:span text:style-name="T15">it </text:span><text:span text:style-name="T16">i</text:span><text:span text:style-name="T15">s well structured </text:span><text:span text:style-name="T17">and </text:span><text:span text:style-name="T18">adheres to the regularity principle. </text:span><text:span text:style-name="T16">This is largely due to its object oriented nature </text:span><text:span text:style-name="T19">which allows code to be appropriately abstracted into objects so that implementation information can be hidden and only the necessary details exposed. </text:span><text:span text:style-name="T20">This alligns well with the principles of information hiding and abstraction. The use of objects also allows ruby to be more structured </text:span><text:span text:style-name="T21">since seperating code into objects makes the code easier to read since each section can be dealt with individually. This also makes ruby easier to write since code can be dealt with 1 object at a time </text:span><text:span text:style-name="T12">making it easier to identify where errors occur. It </text:span><text:span text:style-name="T22">is more reliable than perl since it is easier to read and write in. Morevover, it includes exception handling allowing improper actions to be caught rather than crash the program.</text:span></text:p>
      <text:p text:style-name="P3"/>
      <text:p text:style-name="P8"><text:span text:style-name="T4">Bash </text:span><text:span text:style-name="T5">is useful </text:span><text:span text:style-name="T6">and some of the commands are familiar since bash is commonly used in linux terminals. It can however be somewhat hard to write in since bash is whitespace sensetive, so adding extra spaces to help make your program more readable can cause errors in your code. </text:span><text:span text:style-name="T7">It can also be hard to read and write since there aren’t explecit datatypes. There are some datatypes such as arrays, but they kind of work behind the scenes, and the syntax can be confusing. Bash is good with reuglar expressions since they are built-in, and since it can easily redirect input and output, it can be useful for managing other programs and feeding input and output to and from appropriate places. Since it doesn’t really have data types, there isn’t really any type checking, and if there is some error in your code, it will likely try to continue on with the rest of the program often leading to unexpected results. This limits the reliability of bash. While it has weaknesses, bash is well-suited for many scripting tasks and especially managing other programs, but not so much as a stand-alone programming language.</text:span></text:p>
      <text:p text:style-name="P4"/>
      <text:p text:style-name="P2">Weekly question:</text:p>
      <text:p text:style-name="P9">Which of these languages was hardest to write this program in, and why?</text:p>
      <text:p text:style-name="P10"><text:span text:style-name="T8">Per</text:span><text:span text:style-name="T9">l. The syntax was </text:span><text:span text:style-name="T10">confusing at times</text:span><text:span text:style-name="T9"> and there was too many ways to do things making it hard </text:span><text:span text:style-name="T10">when trying to search a solution to a specific problem. This caused the solution to be implemented and re-implemented multiple times using different methods, trying to find o</text:span><text:span text:style-name="T11">ut how to modify o</text:span><text:span text:style-name="T10">ne </text:span><text:span text:style-name="T11">to</text:span><text:span text:style-name="T10"> </text:span><text:span text:style-name="T11">work correctly. Bash wasn’t too hard since I was able to modify a script I had previously written, although when implementing a solution in ruby I discovered there was a much simpler approach I could also apply to bash and later in perl. I found that perl, in adding lots of ways to do things, adds not only flexibility but also complexity and as such the learning curve is steeper than the other languages.</text:span></text:p>
      <text:p text:style-name="P11"/>
      <text:p text:style-name="P12"><text:soft-page-break/>Run:</text:p>
      <text:p text:style-name="P13">use: </text:p>
      <text:p text:style-name="P13"><text:tab/>bash bash_conf_find.sh</text:p>
      <text:p text:style-name="P13"><text:tab/>ruby ruby_conf_find.rb</text:p>
      <text:p text:style-name="P13"><text:tab/>perl perl_conf_find.pl</text:p>
      <text:p text:style-name="P12">Testing:</text:p>
      <text:p text:style-name="P13">Currently they are set to run in the root directory but they can be set to run in the local directory where there is 4 test .conf files. 1 Of these files is hidden, the ruby script won’t be able to find 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57:53.687345818</meta:creation-date>
    <dc:date>2021-10-25T23:42:52.141567499</dc:date>
    <meta:editing-duration>PT2H45M44S</meta:editing-duration>
    <meta:editing-cycles>18</meta:editing-cycles>
    <meta:generator>LibreOffice/6.4.7.2$Linux_X86_64 LibreOffice_project/40$Build-2</meta:generator>
    <meta:document-statistic meta:table-count="0" meta:image-count="0" meta:object-count="0" meta:page-count="2" meta:paragraph-count="14" meta:word-count="776" meta:character-count="4422" meta:non-whitespace-character-count="3656"/>
  </office:meta>
</office:document-meta>
</file>